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9048" officeooo:paragraph-rsid="00199048"/>
    </style:style>
    <style:style style:name="P2" style:family="paragraph" style:parent-style-name="Standard">
      <style:text-properties officeooo:rsid="001a4b3e" officeooo:paragraph-rsid="001a4b3e"/>
    </style:style>
    <style:style style:name="P3" style:family="paragraph" style:parent-style-name="Standard">
      <style:paragraph-properties fo:break-before="page"/>
      <style:text-properties officeooo:rsid="00199048" officeooo:paragraph-rsid="001990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NG JIA AUN WEA150022 Tutorial 11</text:p>
      <text:p text:style-name="P2">Question 1</text:p>
      <text:p text:style-name="P2">palindrome_date([X,Y,Z]):- string_chars(X,X1), string_chars(Y,Y1), string_chars(Z,Z1), conc(X1,Y1,L), conc(L,Z1,List), my_reverse(List,Reverse,[]), Reverse == List.<text:line-break/></text:p>
      <text:p text:style-name="P2">my_reverse([],L,L).</text:p>
      <text:p text:style-name="P2">my_reverse([X|L1],L2,L3):- my_reverse(L1,L2,[X|L3]).</text:p>
      <text:p text:style-name="P2"/>
      <text:p text:style-name="P2">Question 2</text:p>
      <text:p text:style-name="P1">my_conc([],L,L).</text:p>
      <text:p text:style-name="P1">my_conc([X|L1],L2,[X|L3]):- my_conc(L1,L2,L3).</text:p>
      <text:p text:style-name="P1"/>
      <text:p text:style-name="P1">?- my_conc(L1, L2, [a,b,c]).</text:p>
      <text:p text:style-name="P1"/>
      <text:p text:style-name="P1">Match with first statement</text:p>
      <text:p text:style-name="P1">L1 = [],</text:p>
      <text:p text:style-name="P1">L2 = L3 = [a,b,c];</text:p>
      <text:p text:style-name="P1"/>
      <text:p text:style-name="P1">Next match with second statement,</text:p>
      <text:p text:style-name="P1">L1 = [X | L1’],</text:p>
      <text:p text:style-name="P1">L2 = L2,</text:p>
      <text:p text:style-name="P1">[a,b,c] = [X | L3’];</text:p>
      <text:p text:style-name="P1">X = [a], L3’ = [b,c]; </text:p>
      <text:p text:style-name="P1">Match with first statement</text:p>
      <text:p text:style-name="P1">L1’ = [],</text:p>
      <text:p text:style-name="P1">L2 = L3’ = [b,c];</text:p>
      <text:p text:style-name="P1">Hence,</text:p>
      <text:p text:style-name="P1">L1 = [ X | L1’] = [a];</text:p>
      <text:p text:style-name="P1">L2 = [b,c];</text:p>
      <text:p text:style-name="P1"/>
      <text:p text:style-name="P1">Next match with second statement,</text:p>
      <text:p text:style-name="P1">L1 = [X | L1’],</text:p>
      <text:p text:style-name="P1">L2 = L2,</text:p>
      <text:p text:style-name="P1">[a,b,c] = [X | L3’];</text:p>
      <text:p text:style-name="P1">X = [a], L3’ = [b,c]; </text:p>
      <text:p text:style-name="P1">Match with second statement</text:p>
      <text:p text:style-name="P1">L1’ = [X | L1’’],</text:p>
      <text:p text:style-name="P1">L2 = L2,</text:p>
      <text:p text:style-name="P1">[b,c] = [X | L3’’];</text:p>
      <text:p text:style-name="P1">X = [b], L3’’=[c];</text:p>
      <text:p text:style-name="P1">Match with first statement</text:p>
      <text:p text:style-name="P1">L1’’ = [],</text:p>
      <text:p text:style-name="P1">L2 = L3’’ = [c];</text:p>
      <text:p text:style-name="P1">Hence,</text:p>
      <text:p text:style-name="P1">L1 = [ X | L1’] = [a | [X | L1’’]] = [ a | b ] = [a,b];</text:p>
      <text:p text:style-name="P1">L2 = [c];</text:p>
      <text:p text:style-name="P1"/>
      <text:p text:style-name="P1"/>
      <text:p text:style-name="P3">Next match with second statement,</text:p>
      <text:p text:style-name="P1">L1 = [X | L1’],</text:p>
      <text:p text:style-name="P1">L2 = L2,</text:p>
      <text:p text:style-name="P1">[a,b,c] = [X | L3’];</text:p>
      <text:p text:style-name="P1">X = [a], L3’ = [b,c]; </text:p>
      <text:p text:style-name="P1">Match with second statement</text:p>
      <text:p text:style-name="P1">L1’ = [X | L1’’],</text:p>
      <text:p text:style-name="P1">L2 = L2,</text:p>
      <text:p text:style-name="P1">[b,c] = [X | L3’’];</text:p>
      <text:p text:style-name="P1">X = [b], L3’’=[c];</text:p>
      <text:p text:style-name="P1">Match with second statement</text:p>
      <text:p text:style-name="P1">L1’’ = [ X | L1’’’ ],</text:p>
      <text:p text:style-name="P1">L2 = L2,</text:p>
      <text:p text:style-name="P1">[c] = [ X | L3’’’];</text:p>
      <text:p text:style-name="P1">X = [c], L3’’’ = [];</text:p>
      <text:p text:style-name="P1">Match with first statement</text:p>
      <text:p text:style-name="P1">L1’’’ = [];</text:p>
      <text:p text:style-name="P1">L2 = L3’’’ = [];</text:p>
      <text:p text:style-name="P1">Hence,</text:p>
      <text:p text:style-name="P1">L1 = [ X | L1’] = [a | (X | L1’’) ] = [ a | (b | (X | L1’’’)) ] = [a | b | c] = [a,b,c];</text:p>
      <text:p text:style-name="P1">L2 = [];</text:p>
      <text:p text:style-name="P1"/>
      <text:p text:style-name="P1">false (no more possible combinati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08:58:47.023905779</meta:creation-date>
    <dc:date>2018-04-24T09:31:43.954821967</dc:date>
    <meta:editing-duration>PT32M5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1" meta:word-count="294" meta:character-count="1402" meta:non-whitespace-character-count="1165"/>
  </office:meta>
</office:document-meta>
</file>